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row table:style-name="ro1">
          <table:table-cell table:formula="oooc:=CONCATENATE(&quot;Row &quot;;ROMAN(COLUMN()))" office:value-type="string" office:string-value="Row I">
            <text:p>Row I</text:p>
          </table:table-cell>
          <table:table-cell table:formula="oooc:=CONCATENATE(&quot;Row &quot;;ROMAN(COLUMN()))" office:value-type="string" office:string-value="Row II">
            <text:p>Row II</text:p>
          </table:table-cell>
          <table:table-cell table:formula="oooc:=CONCATENATE(&quot;Row &quot;;ROMAN(COLUMN()))" office:value-type="string" office:string-value="Row III">
            <text:p>Row III</text:p>
          </table:table-cell>
          <table:table-cell table:formula="oooc:=CONCATENATE(&quot;Row &quot;;ROMAN(COLUMN()))" office:value-type="string" office:string-value="Row IV">
            <text:p>Row IV</text:p>
          </table:table-cell>
          <table:table-cell table:formula="oooc:=CONCATENATE(&quot;Row &quot;;ROMAN(COLUMN()))" office:value-type="string" office:string-value="Row V">
            <text:p>Row V</text:p>
          </table:table-cell>
        </table:table-row>
        <table:table-row table:style-name="ro1">
          <table:table-cell table:formula="oooc:=RAND()+ROW()" office:value-type="float" office:value="2.10687582018494">
            <text:p>2,11</text:p>
          </table:table-cell>
          <table:table-cell table:formula="oooc:=RAND()" office:value-type="float" office:value="0.791558580278939">
            <text:p>0,79</text:p>
          </table:table-cell>
          <table:table-cell table:formula="oooc:=RAND()" office:value-type="float" office:value="0.563890499588">
            <text:p>0,56</text:p>
          </table:table-cell>
          <table:table-cell table:formula="oooc:=RAND()" office:value-type="float" office:value="0.33082064271981">
            <text:p>0,33</text:p>
          </table:table-cell>
          <table:table-cell table:formula="oooc:=RAND()" office:value-type="float" office:value="0.100131229590747">
            <text:p>0,1</text:p>
          </table:table-cell>
        </table:table-row>
        <table:table-row table:style-name="ro1">
          <table:table-cell table:formula="oooc:=RAND()+ROW()" office:value-type="float" office:value="3.86248359630116">
            <text:p>3,86</text:p>
          </table:table-cell>
          <table:table-cell table:formula="oooc:=RAND()" office:value-type="float" office:value="0.925901058992279">
            <text:p>0,93</text:p>
          </table:table-cell>
          <table:table-cell table:formula="oooc:=RAND()" office:value-type="float" office:value="0.483809930722984">
            <text:p>0,48</text:p>
          </table:table-cell>
          <table:table-cell table:formula="oooc:=RAND()" office:value-type="float" office:value="0.239539780877102">
            <text:p>0,24</text:p>
          </table:table-cell>
          <table:table-cell table:formula="oooc:=RAND()" office:value-type="float" office:value="0.444380016479995">
            <text:p>0,44</text:p>
          </table:table-cell>
        </table:table-row>
        <table:table-row table:style-name="ro1">
          <table:table-cell table:formula="oooc:=RAND()+ROW()" office:value-type="float" office:value="4.16327402569659">
            <text:p>4,16</text:p>
          </table:table-cell>
          <table:table-cell table:formula="oooc:=RAND()" office:value-type="float" office:value="0.805475020599994">
            <text:p>0,81</text:p>
          </table:table-cell>
          <table:table-cell table:formula="oooc:=RAND()" office:value-type="float" office:value="0.579912717062899">
            <text:p>0,58</text:p>
          </table:table-cell>
          <table:table-cell table:formula="oooc:=RAND()" office:value-type="float" office:value="0.959227271340068">
            <text:p>0,96</text:p>
          </table:table-cell>
          <table:table-cell table:formula="oooc:=RAND()" office:value-type="float" office:value="0.774925992614521">
            <text:p>0,77</text:p>
          </table:table-cell>
        </table:table-row>
        <table:table-row table:style-name="ro1">
          <table:table-cell table:formula="oooc:=RAND()+ROW()" office:value-type="float" office:value="5.50526444288461">
            <text:p>5,51</text:p>
          </table:table-cell>
          <table:table-cell table:formula="oooc:=RAND()" office:value-type="float" office:value="0.349162266914884">
            <text:p>0,35</text:p>
          </table:table-cell>
          <table:table-cell table:formula="oooc:=RAND()" office:value-type="float" office:value="0.952757347331156">
            <text:p>0,95</text:p>
          </table:table-cell>
          <table:table-cell table:formula="oooc:=RAND()" office:value-type="float" office:value="0.922788171025727">
            <text:p>0,92</text:p>
          </table:table-cell>
          <table:table-cell table:formula="oooc:=RAND()" office:value-type="float" office:value="0.788079470198676">
            <text:p>0,79</text:p>
          </table:table-cell>
        </table:table-row>
        <table:table-row table:style-name="ro1">
          <table:table-cell table:formula="oooc:=RAND()+ROW()" office:value-type="float" office:value="6.69725638599811">
            <text:p>6,7</text:p>
          </table:table-cell>
          <table:table-cell table:formula="oooc:=RAND()" office:value-type="float" office:value="0.562852870265816">
            <text:p>0,56</text:p>
          </table:table-cell>
          <table:table-cell table:formula="oooc:=RAND()" office:value-type="float" office:value="0.754570146794031">
            <text:p>0,75</text:p>
          </table:table-cell>
          <table:table-cell table:formula="oooc:=RAND()" office:value-type="float" office:value="0.704184087649159">
            <text:p>0,7</text:p>
          </table:table-cell>
          <table:table-cell table:formula="oooc:=RAND()" office:value-type="float" office:value="0.74459059419538">
            <text:p>0,74</text:p>
          </table:table-cell>
        </table:table-row>
        <table:table-row table:style-name="ro1">
          <table:table-cell table:formula="oooc:=RAND()+ROW()" office:value-type="float" office:value="7.25049592577899">
            <text:p>7,25</text:p>
          </table:table-cell>
          <table:table-cell table:formula="oooc:=RAND()" office:value-type="float" office:value="0.709433271279031">
            <text:p>0,71</text:p>
          </table:table-cell>
          <table:table-cell table:formula="oooc:=RAND()" office:value-type="float" office:value="0.436017944883572">
            <text:p>0,44</text:p>
          </table:table-cell>
          <table:table-cell table:formula="oooc:=RAND()" office:value-type="float" office:value="0.51936399426252">
            <text:p>0,52</text:p>
          </table:table-cell>
          <table:table-cell table:formula="oooc:=RAND()" office:value-type="float" office:value="0.789971617786187">
            <text:p>0,79</text:p>
          </table:table-cell>
        </table:table-row>
        <table:table-row table:style-name="ro1">
          <table:table-cell table:formula="oooc:=RAND()+ROW()" office:value-type="float" office:value="8.56505020294809">
            <text:p>8,57</text:p>
          </table:table-cell>
          <table:table-cell table:formula="oooc:=RAND()" office:value-type="float" office:value="0.971495712149419">
            <text:p>0,97</text:p>
          </table:table-cell>
          <table:table-cell table:formula="oooc:=RAND()" office:value-type="float" office:value="0.788293099765007">
            <text:p>0,79</text:p>
          </table:table-cell>
          <table:table-cell table:formula="oooc:=RAND()" office:value-type="float" office:value="0.796929837946715">
            <text:p>0,8</text:p>
          </table:table-cell>
          <table:table-cell table:formula="oooc:=RAND()" office:value-type="float" office:value="0.0733970152897732">
            <text:p>0,07</text:p>
          </table:table-cell>
        </table:table-row>
        <table:table-row table:style-name="ro1">
          <table:table-cell table:formula="oooc:=RAND()+ROW()" office:value-type="float" office:value="9.92934965056307">
            <text:p>9,93</text:p>
          </table:table-cell>
          <table:table-cell table:formula="oooc:=RAND()" office:value-type="float" office:value="0.00451673940244758">
            <text:p>0</text:p>
          </table:table-cell>
          <table:table-cell table:formula="oooc:=RAND()" office:value-type="float" office:value="0.456953642384106">
            <text:p>0,46</text:p>
          </table:table-cell>
          <table:table-cell table:formula="oooc:=RAND()" office:value-type="float" office:value="0.97796563615833">
            <text:p>0,98</text:p>
          </table:table-cell>
          <table:table-cell table:formula="oooc:=RAND()" office:value-type="float" office:value="0.202368236335337">
            <text:p>0,2</text:p>
          </table:table-cell>
        </table:table-row>
        <table:table-row table:style-name="ro1">
          <table:table-cell>
            <draw:frame table:end-cell-address="Tabelle1.H31" table:end-x="1.761cm" table:end-y="0.4cm" draw:z-index="0" svg:width="16.83cm" svg:height="9.67cm" svg:x="0.736cm" svg:y="0.213cm">
              <draw:object draw:notify-on-update-of-ranges="Tabelle1.A1:Tabelle1.E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HG Mincho Light J" style:language-asian="none" style:country-asian="none" style:font-name-complex="Arial Unicode MS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>
        <style:tab-stops/>
      </style:paragraph-properties>
      <style:text-properties style:use-window-font-color="true" fo:font-family="Thorndale" style:font-family-generic="roman" style:font-pitch="variable" fo:font-size="12pt" fo:language="de" fo:country="DE" style:font-name-asian="Andale Sans UI" style:font-size-asian="24pt" style:language-asian="none" style:country-asian="none" style:font-name-complex="Tahoma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25.01.2005</text:date>, <text:time>17:41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Win32 OpenOffice.org_project/680m73$Build-8864$CWS-oasisbf4</meta:generator>
    <meta:initial-creator>Björn Milcke</meta:initial-creator>
    <meta:creation-date>2001-12-07T16:21:47</meta:creation-date>
    <dc:creator>Björn Milcke</dc:creator>
    <dc:date>2005-01-25T17:41:42</dc:date>
    <dc:language>de-DE</dc:language>
    <meta:editing-cycles>3</meta:editing-cycles>
    <meta:editing-duration>PT11M12S</meta:editing-duration>
    <meta:user-defined meta:name="Info 1"/>
    <meta:user-defined meta:name="Info 2"/>
    <meta:user-defined meta:name="Info 3"/>
    <meta:user-defined meta:name="Info 4"/>
    <meta:document-statistic meta:table-count="3" meta:cell-count="4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e6e6e6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color="#000000" fo:font-family="Albany" style:font-family-generic="swiss" style:font-pitch="variable" fo:font-size="18pt" fo:font-weight="bold" style:font-family-asian="'Andale Sans UI'" style:font-pitch-asian="variable" style:font-size-asian="18pt" style:font-family-complex="'Arial Unicode MS'" style:font-pitch-complex="variable" style:font-size-complex="18pt"/>
    </style:style>
    <style:style style:name="ch3" style:family="chart">
      <style:chart-properties style:direction="ltr"/>
      <style:graphic-properties draw:stroke="none" draw:fill="none" draw:fill-color="#ffffff"/>
      <style:text-properties fo:color="#000000" fo:font-family="Albany" style:font-family-generic="swiss" style:font-pitch="variable" fo:font-size="14pt" style:font-family-asian="'Andale Sans UI'" style:font-pitch-asian="variable" style:font-size-asian="15.1999998092651pt" style:font-family-complex="'Arial Unicode MS'" style:font-pitch-complex="variable" style:font-size-complex="15.1999998092651pt"/>
    </style:style>
    <style:style style:name="ch4" style:family="chart">
      <style:graphic-properties draw:fill="solid" draw:fill-color="#cccccc" draw:fill-image-width="0cm" draw:fill-image-height="0cm"/>
      <style:text-properties fo:font-family="Albany" style:font-family-generic="swiss" style:font-pitch="variable" fo:font-size="8.30000019073486pt" style:font-family-asian="'Andale Sans UI'" style:font-pitch-asian="variable" style:font-size-asian="8.30000019073486pt" style:font-family-complex="'Arial Unicode MS'" style:font-pitch-complex="variable" style:font-size-complex="8.30000019073486pt"/>
    </style:style>
    <style:style style:name="ch5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11.8999996185303pt" style:font-family-asian="'Andale Sans UI'" style:font-pitch-asian="variable" style:font-size-asian="11.8999996185303pt" style:font-family-complex="'Arial Unicode MS'" style:font-pitch-complex="variable" style:font-size-complex="11.8999996185303pt"/>
    </style:style>
    <style:style style:name="ch7" style:family="chart">
      <style:chart-properties style:direction="ltr"/>
      <style:graphic-properties draw:stroke="none" draw:fill="none" draw:fill-color="#ffffff"/>
      <style:text-properties fo:color="#000000" fo:font-family="Albany" style:font-family-generic="swiss" style:font-pitch="variable" fo:font-size="12.3999996185303pt" fo:font-weight="bold" style:font-family-asian="'Andale Sans UI'" style:font-pitch-asian="variable" style:font-size-asian="12.3999996185303pt" style:font-family-complex="'Arial Unicode MS'" style:font-pitch-complex="variable" style:font-size-complex="12.3999996185303pt"/>
    </style:style>
    <style:style style:name="ch8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11.8999996185303pt" style:font-family-asian="'Andale Sans UI'" style:font-pitch-asian="variable" style:font-size-asian="11.8999996185303pt" style:font-family-complex="'Arial Unicode MS'" style:font-pitch-complex="variable" style:font-size-complex="11.8999996185303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6pt" style:font-family-asian="'Andale Sans UI'" style:font-pitch-asian="variable" style:font-size-asian="6pt" style:font-family-complex="Tahoma" style:font-pitch-complex="variable" style:font-size-complex="6pt"/>
    </style:style>
    <style:style style:name="ch10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lbany" style:font-family-generic="swiss" style:font-pitch="variable" fo:font-size="10.1999998092651pt" style:font-family-asian="'Andale Sans UI'" style:font-pitch-asian="variable" style:font-size-asian="10.1999998092651pt" style:font-family-complex="'Arial Unicode MS'" style:font-pitch-complex="variable" style:font-size-complex="10.1999998092651pt"/>
    </style:style>
    <style:style style:name="ch11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10.1999998092651pt" style:font-family-asian="'Andale Sans UI'" style:font-pitch-asian="variable" style:font-size-asian="10.1999998092651pt" style:font-family-complex="'Arial Unicode MS'" style:font-pitch-complex="variable" style:font-size-complex="10.1999998092651pt"/>
    </style:style>
    <style:style style:name="ch12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10.1999998092651pt" style:font-family-asian="'Andale Sans UI'" style:font-pitch-asian="variable" style:font-size-asian="10.1999998092651pt" style:font-family-complex="'Arial Unicode MS'" style:font-pitch-complex="variable" style:font-size-complex="10.1999998092651pt"/>
    </style:style>
    <style:style style:name="ch13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60066" draw:fill-color="#660066"/>
      <style:text-properties fo:font-family="Albany" style:font-family-generic="swiss" style:font-pitch="variable" fo:font-size="10.1999998092651pt" style:font-family-asian="'Andale Sans UI'" style:font-pitch-asian="variable" style:font-size-asian="10.1999998092651pt" style:font-family-complex="'Arial Unicode MS'" style:font-pitch-complex="variable" style:font-size-complex="10.1999998092651pt"/>
    </style:style>
    <style:style style:name="ch14" style:family="chart">
      <style:graphic-properties draw:stroke="none" draw:fill="solid" draw:fill-color="#cccccc" draw:fill-image-width="0cm" draw:fill-image-height="0cm"/>
    </style:style>
    <style:style style:name="ch15" style:family="chart">
      <style:graphic-properties draw:stroke="none" draw:fill-color="#999999"/>
    </style:style>
    <style:style style:name="gr1" style:family="graphic">
      <style:graphic-properties svg:stroke-width="0.05cm" svg:stroke-color="#e01010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svg:stroke-width="0.05cm" svg:stroke-color="#10e010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chart>
      <chart:chart svg:width="16.832cm" svg:height="9.672cm" chart:class="ooo:com.sun.star.comp.Chart.JavaSampleChartAddIn" chart:style-name="ch1">
        <chart:title svg:x="1.152cm" svg:y="0.192cm" chart:style-name="ch2">
          <text:p>Sample Add-In in Java</text:p>
        </chart:title>
        <chart:subtitle svg:x="8.22cm" svg:y="0.321cm" chart:style-name="ch3">
          <text:p>Upper and lower hull of data</text:p>
        </chart:subtitle>
        <chart:legend chart:legend-position="end" svg:x="15.048cm" svg:y="3.942cm" chart:style-name="ch4"/>
        <chart:plot-area chart:style-name="ch5" table:cell-range-address="Tabelle1.$A$1:.$E$9" chart:data-source-has-labels="row" chart:table-number-list="0" svg:x="0.336cm" svg:y="1.326cm" svg:width="14.04cm" svg:height="8.153cm">
          <chart:axis chart:dimension="x" chart:name="primary-x" chart:style-name="ch6">
            <chart:title svg:x="7.18cm" svg:y="8.972cm" chart:style-name="ch7">
              <text:p>Row I</text:p>
            </chart:title>
            <chart:categories table:cell-range-address="local-table.A2:.A9"/>
          </chart:axis>
          <chart:axis chart:dimension="y" chart:name="primary-y" chart:style-name="ch8">
            <chart:grid chart:class="major"/>
          </chart:axis>
          <chart:series chart:style-name="ch9">
            <chart:data-point chart:repeated="8"/>
          </chart:series>
          <chart:series chart:style-name="ch10">
            <chart:data-point chart:repeated="8"/>
          </chart:series>
          <chart:series chart:style-name="ch11">
            <chart:data-point chart:repeated="8"/>
          </chart:series>
          <chart:series chart:style-name="ch12">
            <chart:data-point chart:repeated="8"/>
          </chart:series>
          <chart:series chart:style-name="ch13">
            <chart:data-point chart:repeated="8"/>
          </chart:series>
          <chart:wall chart:style-name="ch14"/>
          <chart:floor chart:style-name="ch15"/>
        </chart:plot-area>
        <draw:polyline draw:name="top" draw:style-name="gr1" draw:text-style-name="P1" svg:width="8.231cm" svg:height="10.005cm" draw:transform="rotate (-0.785398163398487) translate (8.439cm -4.346cm)" svg:viewBox="0 0 8232 10006" draw:points="0,10005 1407,7319 1599,6810 3194,5277 5527,4831 6004,4017 6671,1620 8231,0">
          <text:p/>
        </draw:polyline>
        <draw:polyline draw:name="bottom" draw:style-name="gr2" draw:text-style-name="P1" svg:width="9.573cm" svg:height="8.663cm" draw:transform="rotate (-0.785398163398487) translate (7.49cm 1.259cm)" svg:viewBox="0 0 9574 8664" draw:points="0,8663 1383,5953 113,3982 2776,3516 3148,1109 4397,1068 7655,1262 9573,0">
          <text:p/>
        </draw:polylin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I</text:p>
              </table:table-cell>
              <table:table-cell office:value-type="string">
                <text:p>Row II</text:p>
              </table:table-cell>
              <table:table-cell office:value-type="string">
                <text:p>Row III</text:p>
              </table:table-cell>
              <table:table-cell office:value-type="string">
                <text:p>Row IV</text:p>
              </table:table-cell>
              <table:table-cell office:value-type="string">
                <text:p>Row V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.10687582018494">
                <text:p>2.10687582018494</text:p>
              </table:table-cell>
              <table:table-cell office:value-type="float" office:value="0.791558580278939">
                <text:p>0.791558580278939</text:p>
              </table:table-cell>
              <table:table-cell office:value-type="float" office:value="0.563890499588">
                <text:p>0.563890499588</text:p>
              </table:table-cell>
              <table:table-cell office:value-type="float" office:value="0.33082064271981">
                <text:p>0.33082064271981</text:p>
              </table:table-cell>
              <table:table-cell office:value-type="float" office:value="0.100131229590747">
                <text:p>0.100131229590747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86248359630116">
                <text:p>3.86248359630116</text:p>
              </table:table-cell>
              <table:table-cell office:value-type="float" office:value="0.925901058992279">
                <text:p>0.925901058992279</text:p>
              </table:table-cell>
              <table:table-cell office:value-type="float" office:value="0.483809930722984">
                <text:p>0.483809930722984</text:p>
              </table:table-cell>
              <table:table-cell office:value-type="float" office:value="0.239539780877102">
                <text:p>0.239539780877102</text:p>
              </table:table-cell>
              <table:table-cell office:value-type="float" office:value="0.444380016479995">
                <text:p>0.44438001647999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16327402569659">
                <text:p>4.16327402569659</text:p>
              </table:table-cell>
              <table:table-cell office:value-type="float" office:value="0.805475020599994">
                <text:p>0.805475020599994</text:p>
              </table:table-cell>
              <table:table-cell office:value-type="float" office:value="0.579912717062899">
                <text:p>0.579912717062899</text:p>
              </table:table-cell>
              <table:table-cell office:value-type="float" office:value="0.959227271340068">
                <text:p>0.959227271340068</text:p>
              </table:table-cell>
              <table:table-cell office:value-type="float" office:value="0.774925992614521">
                <text:p>0.77492599261452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5.50526444288461">
                <text:p>5.50526444288461</text:p>
              </table:table-cell>
              <table:table-cell office:value-type="float" office:value="0.349162266914884">
                <text:p>0.349162266914884</text:p>
              </table:table-cell>
              <table:table-cell office:value-type="float" office:value="0.952757347331156">
                <text:p>0.952757347331156</text:p>
              </table:table-cell>
              <table:table-cell office:value-type="float" office:value="0.922788171025727">
                <text:p>0.922788171025727</text:p>
              </table:table-cell>
              <table:table-cell office:value-type="float" office:value="0.788079470198676">
                <text:p>0.788079470198676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.69725638599811">
                <text:p>6.69725638599811</text:p>
              </table:table-cell>
              <table:table-cell office:value-type="float" office:value="0.562852870265816">
                <text:p>0.562852870265816</text:p>
              </table:table-cell>
              <table:table-cell office:value-type="float" office:value="0.754570146794031">
                <text:p>0.754570146794031</text:p>
              </table:table-cell>
              <table:table-cell office:value-type="float" office:value="0.704184087649159">
                <text:p>0.704184087649159</text:p>
              </table:table-cell>
              <table:table-cell office:value-type="float" office:value="0.74459059419538">
                <text:p>0.74459059419538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7.25049592577899">
                <text:p>7.25049592577899</text:p>
              </table:table-cell>
              <table:table-cell office:value-type="float" office:value="0.709433271279031">
                <text:p>0.709433271279031</text:p>
              </table:table-cell>
              <table:table-cell office:value-type="float" office:value="0.436017944883572">
                <text:p>0.436017944883572</text:p>
              </table:table-cell>
              <table:table-cell office:value-type="float" office:value="0.51936399426252">
                <text:p>0.51936399426252</text:p>
              </table:table-cell>
              <table:table-cell office:value-type="float" office:value="0.789971617786187">
                <text:p>0.789971617786187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8.56505020294809">
                <text:p>8.56505020294809</text:p>
              </table:table-cell>
              <table:table-cell office:value-type="float" office:value="0.971495712149419">
                <text:p>0.971495712149419</text:p>
              </table:table-cell>
              <table:table-cell office:value-type="float" office:value="0.788293099765007">
                <text:p>0.788293099765007</text:p>
              </table:table-cell>
              <table:table-cell office:value-type="float" office:value="0.796929837946715">
                <text:p>0.796929837946715</text:p>
              </table:table-cell>
              <table:table-cell office:value-type="float" office:value="0.0733970152897732">
                <text:p>0.073397015289773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9.92934965056307">
                <text:p>9.92934965056307</text:p>
              </table:table-cell>
              <table:table-cell office:value-type="float" office:value="0.00451673940244758">
                <text:p>0.00451673940244758</text:p>
              </table:table-cell>
              <table:table-cell office:value-type="float" office:value="0.456953642384106">
                <text:p>0.456953642384106</text:p>
              </table:table-cell>
              <table:table-cell office:value-type="float" office:value="0.97796563615833">
                <text:p>0.97796563615833</text:p>
              </table:table-cell>
              <table:table-cell office:value-type="float" office:value="0.202368236335337">
                <text:p>0.20236823633533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number="urn:oasis:names:tc:opendocument:xmlns:datastyle:1.0" xmlns:svg="http://www.w3.org/2000/svg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